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5c01" officeooo:paragraph-rsid="001c5c01"/>
    </style:style>
    <style:style style:name="P2" style:family="paragraph" style:parent-style-name="Standard">
      <style:text-properties officeooo:rsid="0021d16c" officeooo:paragraph-rsid="0021d16c"/>
    </style:style>
    <style:style style:name="T1" style:family="text">
      <style:text-properties officeooo:rsid="001c90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 May 09 — Elliot Chandler</text:p>
      <text:p text:style-name="P1"/>
      <text:p text:style-name="P1">On 24 April, I attended “Out of Sorts: Accumulation and Release in our Physical and Emotional Landscapes”, a presentation by <text:span text:style-name="T1">artist </text:span>Adriane Herman. <text:span text:style-name="T1">There were two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text:span></text:p>
      <text:p text:style-name="P1"/>
      <text:p text:style-name="P2">The first was insried by the recycling facility in Portland Maine, where the artist lives. Incineration reduces to about one tenth by volume in ash that goes to landf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08:57.714938807</dc:date>
    <meta:editing-duration>PT8M5S</meta:editing-duration>
    <meta:editing-cycles>6</meta:editing-cycles>
    <meta:document-statistic meta:table-count="0" meta:image-count="0" meta:object-count="0" meta:page-count="1" meta:paragraph-count="3" meta:word-count="113" meta:character-count="718" meta:non-whitespace-character-count="607"/>
  </office:meta>
</office:document-meta>
</file>